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ayer 1: 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s (kernel):</text:p>
          </table:table-cell>
          <table:table-cell table:number-columns-repeated="3"/>
          <table:table-cell office:value-type="string" calcext:value-type="string">
            <text:p>W1</text:p>
          </table:table-cell>
          <table:table-cell office:value-type="string" calcext:value-type="string">
            <text:p>(2x4)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-5.46" calcext:value-type="float">
            <text:p>-5.46</text:p>
          </table:table-cell>
          <table:table-cell office:value-type="float" office:value="-8.08" calcext:value-type="float">
            <text:p>-8.08</text:p>
          </table:table-cell>
          <table:table-cell office:value-type="float" office:value="5.09" calcext:value-type="float">
            <text:p>5.09</text:p>
          </table:table-cell>
          <table:table-cell table:number-columns-repeated="2"/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-6.09" calcext:value-type="float">
            <text:p>-6.09</text:p>
          </table:table-cell>
          <table:table-cell office:value-type="float" office:value="6.87" calcext:value-type="float">
            <text:p>6.87</text:p>
          </table:table-cell>
          <table:table-cell office:value-type="float" office:value="-6.75" calcext:value-type="float">
            <text:p>-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s: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(1x4)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1.91" calcext:value-type="float">
            <text:p>1.91</text:p>
          </table:table-cell>
          <table:table-cell office:value-type="float" office:value="-3.32" calcext:value-type="float">
            <text:p>-3.32</text:p>
          </table:table-cell>
          <table:table-cell office:value-type="float" office:value="-2.88" calcext:value-type="float">
            <text:p>-2.8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yer 2: dense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s (kernel):</text:p>
          </table:table-cell>
          <table:table-cell table:number-columns-repeated="3"/>
          <table:table-cell office:value-type="string" calcext:value-type="string">
            <text:p>W2</text:p>
          </table:table-cell>
          <table:table-cell office:value-type="string" calcext:value-type="string">
            <text:p>(4x1)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table:number-columns-repeated="5"/>
        </table:table-row>
        <table:table-row table:style-name="ro1">
          <table:table-cell office:value-type="float" office:value="-2.72" calcext:value-type="float">
            <text:p>-2.72</text:p>
          </table:table-cell>
          <table:table-cell table:number-columns-repeated="5"/>
        </table:table-row>
        <table:table-row table:style-name="ro1">
          <table:table-cell office:value-type="float" office:value="5.93" calcext:value-type="float">
            <text:p>5.93</text:p>
          </table:table-cell>
          <table:table-cell table:number-columns-repeated="5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as: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(1x1)</text:p>
          </table:table-cell>
        </table:table-row>
        <table:table-row table:style-name="ro1">
          <table:table-cell office:value-type="float" office:value="-2.64" calcext:value-type="float">
            <text:p>-2.6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(4x2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 W1</text:p>
          </table:table-cell>
          <table:table-cell table:number-columns-repeated="5"/>
        </table:table-row>
        <table:table-row table:style-name="ro1">
          <table:table-cell table:formula="of:=[.$A19]*[.A$3]+[.$B19]*[.A$4]" office:value-type="float" office:value="0" calcext:value-type="float">
            <text:p>0</text:p>
          </table:table-cell>
          <table:table-cell table:formula="of:=[.$A19]*[.B$3]+[.$B19]*[.B$4]" office:value-type="float" office:value="-0" calcext:value-type="float">
            <text:p>0</text:p>
          </table:table-cell>
          <table:table-cell table:formula="of:=[.$A19]*[.C$3]+[.$B19]*[.C$4]" office:value-type="float" office:value="0" calcext:value-type="float">
            <text:p>0</text:p>
          </table:table-cell>
          <table:table-cell table:formula="of:=[.$A19]*[.D$3]+[.$B19]*[.D$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$A20]*[.A$3]+[.$B20]*[.A$4]" office:value-type="float" office:value="-6.95" calcext:value-type="float">
            <text:p>-6.95</text:p>
          </table:table-cell>
          <table:table-cell table:formula="of:=[.$A20]*[.B$3]+[.$B20]*[.B$4]" office:value-type="float" office:value="-6.09" calcext:value-type="float">
            <text:p>-6.09</text:p>
          </table:table-cell>
          <table:table-cell table:formula="of:=[.$A20]*[.C$3]+[.$B20]*[.C$4]" office:value-type="float" office:value="6.87" calcext:value-type="float">
            <text:p>6.87</text:p>
          </table:table-cell>
          <table:table-cell table:formula="of:=[.$A20]*[.D$3]+[.$B20]*[.D$4]" office:value-type="float" office:value="-6.75" calcext:value-type="float">
            <text:p>-6.75</text:p>
          </table:table-cell>
          <table:table-cell table:number-columns-repeated="2"/>
        </table:table-row>
        <table:table-row table:style-name="ro1">
          <table:table-cell table:formula="of:=[.$A21]*[.A$3]+[.$B21]*[.A$4]" office:value-type="float" office:value="5.41" calcext:value-type="float">
            <text:p>5.41</text:p>
          </table:table-cell>
          <table:table-cell table:formula="of:=[.$A21]*[.B$3]+[.$B21]*[.B$4]" office:value-type="float" office:value="-5.46" calcext:value-type="float">
            <text:p>-5.46</text:p>
          </table:table-cell>
          <table:table-cell table:formula="of:=[.$A21]*[.C$3]+[.$B21]*[.C$4]" office:value-type="float" office:value="-8.08" calcext:value-type="float">
            <text:p>-8.08</text:p>
          </table:table-cell>
          <table:table-cell table:formula="of:=[.$A21]*[.D$3]+[.$B21]*[.D$4]" office:value-type="float" office:value="5.09" calcext:value-type="float">
            <text:p>5.09</text:p>
          </table:table-cell>
          <table:table-cell table:number-columns-repeated="2"/>
        </table:table-row>
        <table:table-row table:style-name="ro1">
          <table:table-cell table:formula="of:=[.$A22]*[.A$3]+[.$B22]*[.A$4]" office:value-type="float" office:value="-1.54" calcext:value-type="float">
            <text:p>-1.54</text:p>
          </table:table-cell>
          <table:table-cell table:formula="of:=[.$A22]*[.B$3]+[.$B22]*[.B$4]" office:value-type="float" office:value="-11.55" calcext:value-type="float">
            <text:p>-11.55</text:p>
          </table:table-cell>
          <table:table-cell table:formula="of:=[.$A22]*[.C$3]+[.$B22]*[.C$4]" office:value-type="float" office:value="-1.21" calcext:value-type="float">
            <text:p>-1.21</text:p>
          </table:table-cell>
          <table:table-cell table:formula="of:=[.$A22]*[.D$3]+[.$B22]*[.D$4]" office:value-type="float" office:value="-1.66" calcext:value-type="float">
            <text:p>-1.6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 W1 + b1</text:p>
          </table:table-cell>
          <table:table-cell table:number-columns-repeated="5"/>
        </table:table-row>
        <table:table-row table:style-name="ro1">
          <table:table-cell table:formula="of:=[.A26]+[.A$6]" office:value-type="float" office:value="-3.1" calcext:value-type="float">
            <text:p>-3.1</text:p>
          </table:table-cell>
          <table:table-cell table:formula="of:=[.B26]+[.B$6]" office:value-type="float" office:value="1.91" calcext:value-type="float">
            <text:p>1.91</text:p>
          </table:table-cell>
          <table:table-cell table:formula="of:=[.C26]+[.C$6]" office:value-type="float" office:value="-3.32" calcext:value-type="float">
            <text:p>-3.32</text:p>
          </table:table-cell>
          <table:table-cell table:formula="of:=[.D26]+[.D$6]" office:value-type="float" office:value="-2.88" calcext:value-type="float">
            <text:p>-2.88</text:p>
          </table:table-cell>
          <table:table-cell table:number-columns-repeated="2"/>
        </table:table-row>
        <table:table-row table:style-name="ro1">
          <table:table-cell table:formula="of:=[.A27]+[.A$6]" office:value-type="float" office:value="-10.05" calcext:value-type="float">
            <text:p>-10.05</text:p>
          </table:table-cell>
          <table:table-cell table:formula="of:=[.B27]+[.B$6]" office:value-type="float" office:value="-4.18" calcext:value-type="float">
            <text:p>-4.18</text:p>
          </table:table-cell>
          <table:table-cell table:formula="of:=[.C27]+[.C$6]" office:value-type="float" office:value="3.55" calcext:value-type="float">
            <text:p>3.55</text:p>
          </table:table-cell>
          <table:table-cell table:formula="of:=[.D27]+[.D$6]" office:value-type="float" office:value="-9.63" calcext:value-type="float">
            <text:p>-9.63</text:p>
          </table:table-cell>
          <table:table-cell table:number-columns-repeated="2"/>
        </table:table-row>
        <table:table-row table:style-name="ro1">
          <table:table-cell table:formula="of:=[.A28]+[.A$6]" office:value-type="float" office:value="2.31" calcext:value-type="float">
            <text:p>2.31</text:p>
          </table:table-cell>
          <table:table-cell table:formula="of:=[.B28]+[.B$6]" office:value-type="float" office:value="-3.55" calcext:value-type="float">
            <text:p>-3.55</text:p>
          </table:table-cell>
          <table:table-cell table:formula="of:=[.C28]+[.C$6]" office:value-type="float" office:value="-11.4" calcext:value-type="float">
            <text:p>-11.4</text:p>
          </table:table-cell>
          <table:table-cell table:formula="of:=[.D28]+[.D$6]"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table:formula="of:=[.A29]+[.A$6]" office:value-type="float" office:value="-4.64" calcext:value-type="float">
            <text:p>-4.64</text:p>
          </table:table-cell>
          <table:table-cell table:formula="of:=[.B29]+[.B$6]" office:value-type="float" office:value="-9.64" calcext:value-type="float">
            <text:p>-9.64</text:p>
          </table:table-cell>
          <table:table-cell table:formula="of:=[.C29]+[.C$6]" office:value-type="float" office:value="-4.53" calcext:value-type="float">
            <text:p>-4.53</text:p>
          </table:table-cell>
          <table:table-cell table:formula="of:=[.D29]+[.D$6]" office:value-type="float" office:value="-4.54" calcext:value-type="float">
            <text:p>-4.5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moid(I W1 + b1)</text:p>
          </table:table-cell>
          <table:table-cell table:number-columns-repeated="5"/>
        </table:table-row>
        <table:table-row table:style-name="ro1">
          <table:table-cell table:formula="of:=1/(1+EXP(-[.A32]))" office:value-type="float" office:value="0.0431072549410861" calcext:value-type="float">
            <text:p>0.0431072549410861</text:p>
          </table:table-cell>
          <table:table-cell table:formula="of:=1/(1+EXP(-[.B32]))" office:value-type="float" office:value="0.871019147853764" calcext:value-type="float">
            <text:p>0.871019147853764</text:p>
          </table:table-cell>
          <table:table-cell table:formula="of:=1/(1+EXP(-[.C32]))" office:value-type="float" office:value="0.0348914085317368" calcext:value-type="float">
            <text:p>0.0348914085317368</text:p>
          </table:table-cell>
          <table:table-cell table:formula="of:=1/(1+EXP(-[.D32]))" office:value-type="float" office:value="0.0531511363980637" calcext:value-type="float">
            <text:p>0.0531511363980637</text:p>
          </table:table-cell>
          <table:table-cell table:number-columns-repeated="2"/>
        </table:table-row>
        <table:table-row table:style-name="ro1">
          <table:table-cell table:formula="of:=1/(1+EXP(-[.A33]))" office:value-type="float" office:value="0.0000431838841319577" calcext:value-type="float">
            <text:p>4.31838841319577E-05</text:p>
          </table:table-cell>
          <table:table-cell table:formula="of:=1/(1+EXP(-[.B33]))" office:value-type="float" office:value="0.0150679898105928" calcext:value-type="float">
            <text:p>0.0150679898105928</text:p>
          </table:table-cell>
          <table:table-cell table:formula="of:=1/(1+EXP(-[.C33]))" office:value-type="float" office:value="0.972077426215927" calcext:value-type="float">
            <text:p>0.972077426215927</text:p>
          </table:table-cell>
          <table:table-cell table:formula="of:=1/(1+EXP(-[.D33]))" office:value-type="float" office:value="0.0000657227300592801" calcext:value-type="float">
            <text:p>6.57227300592801E-05</text:p>
          </table:table-cell>
          <table:table-cell table:number-columns-repeated="2"/>
        </table:table-row>
        <table:table-row table:style-name="ro1">
          <table:table-cell table:formula="of:=1/(1+EXP(-[.A34]))" office:value-type="float" office:value="0.90970185529708" calcext:value-type="float">
            <text:p>0.90970185529708</text:p>
          </table:table-cell>
          <table:table-cell table:formula="of:=1/(1+EXP(-[.B34]))" office:value-type="float" office:value="0.027922573784073" calcext:value-type="float">
            <text:p>0.027922573784073</text:p>
          </table:table-cell>
          <table:table-cell table:formula="of:=1/(1+EXP(-[.C34]))" office:value-type="float" office:value="0.0000111953595051133" calcext:value-type="float">
            <text:p>1.11953595051133E-05</text:p>
          </table:table-cell>
          <table:table-cell table:formula="of:=1/(1+EXP(-[.D34]))" office:value-type="float" office:value="0.901143926821831" calcext:value-type="float">
            <text:p>0.901143926821831</text:p>
          </table:table-cell>
          <table:table-cell table:number-columns-repeated="2"/>
        </table:table-row>
        <table:table-row table:style-name="ro1">
          <table:table-cell table:formula="of:=1/(1+EXP(-[.A35]))" office:value-type="float" office:value="0.00956531867209167" calcext:value-type="float">
            <text:p>0.00956531867209167</text:p>
          </table:table-cell>
          <table:table-cell table:formula="of:=1/(1+EXP(-[.B35]))" office:value-type="float" office:value="0.0000650688205206229" calcext:value-type="float">
            <text:p>6.50688205206229E-05</text:p>
          </table:table-cell>
          <table:table-cell table:formula="of:=1/(1+EXP(-[.C35]))" office:value-type="float" office:value="0.01066569269471" calcext:value-type="float">
            <text:p>0.01066569269471</text:p>
          </table:table-cell>
          <table:table-cell table:formula="of:=1/(1+EXP(-[.D35]))" office:value-type="float" office:value="0.0105606880366231" calcext:value-type="float">
            <text:p>0.0105606880366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text:span text:style-name="T1">B</text:span></text:p>
          </table:table-cell>
          <table:table-cell office:value-type="string" calcext:value-type="string">
            <text:p><text:span text:style-name="T1">A</text:span> <text:span text:style-name="T1">B</text:span></text:p>
          </table:table-cell>
          <table:table-cell office:value-type="string" calcext:value-type="string">
            <text:p><text:span text:style-name="T1">A</text:span> B</text:p>
          </table:table-cell>
          <table:table-cell office:value-type="string" calcext:value-type="string">
            <text:p>A <text:span text:style-name="T1">B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5"/>
        </table:table-row>
        <table:table-row table:style-name="ro1">
          <table:table-cell table:formula="of:=[.A10]" office:value-type="float" office:value="4.76" calcext:value-type="float">
            <text:p>4.76</text:p>
          </table:table-cell>
          <table:table-cell office:value-type="string" calcext:value-type="string">
            <text:p>A <text:span text:style-name="T1">B</text:span></text:p>
          </table:table-cell>
          <table:table-cell table:number-columns-repeated="4"/>
        </table:table-row>
        <table:table-row table:style-name="ro1">
          <table:table-cell table:formula="of:=[.A11]" office:value-type="float" office:value="-2.72" calcext:value-type="float">
            <text:p>-2.72</text:p>
          </table:table-cell>
          <table:table-cell office:value-type="string" calcext:value-type="string">
            <text:p><text:span text:style-name="T1">A</text:span> <text:span text:style-name="T1">B</text:span></text:p>
          </table:table-cell>
          <table:table-cell table:number-columns-repeated="4"/>
        </table:table-row>
        <table:table-row table:style-name="ro1">
          <table:table-cell table:formula="of:=[.A12]" office:value-type="float" office:value="5.93" calcext:value-type="float">
            <text:p>5.93</text:p>
          </table:table-cell>
          <table:table-cell office:value-type="string" calcext:value-type="string">
            <text:p><text:span text:style-name="T1">A</text:span> B</text:p>
          </table:table-cell>
          <table:table-cell table:number-columns-repeated="4"/>
        </table:table-row>
        <table:table-row table:style-name="ro1">
          <table:table-cell table:formula="of:=[.A13]" office:value-type="float" office:value="2.85" calcext:value-type="float">
            <text:p>2.85</text:p>
          </table:table-cell>
          <table:table-cell office:value-type="string" calcext:value-type="string">
            <text:p>A <text:span text:style-name="T1">B</text:span></text:p>
          </table:table-cell>
          <table:table-cell office:value-type="string" calcext:value-type="string">
            <text:p>repetitio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moid(I W1 + b1) W2</text:p>
          </table:table-cell>
          <table:table-cell table:number-columns-repeated="5"/>
        </table:table-row>
        <table:table-row table:style-name="ro1">
          <table:table-cell table:formula="of:=[.$A38]*[.A$46]+[.$B38]*[.A$47]+[.$C38]*[.A$48]+[.$D38]*[.A$49]" office:value-type="float" office:value="-1.80559475731499" calcext:value-type="float">
            <text:p>-1.80559475731499</text:p>
          </table:table-cell>
          <table:table-cell table:number-columns-repeated="5"/>
        </table:table-row>
        <table:table-row table:style-name="ro1">
          <table:table-cell table:formula="of:=[.$A39]*[.A$46]+[.$B39]*[.A$47]+[.$C39]*[.A$48]+[.$D39]*[.A$49]" office:value-type="float" office:value="5.72382707024477" calcext:value-type="float">
            <text:p>5.72382707024477</text:p>
          </table:table-cell>
          <table:table-cell table:number-columns-repeated="5"/>
        </table:table-row>
        <table:table-row table:style-name="ro1">
          <table:table-cell table:formula="of:=[.$A40]*[.A$46]+[.$B40]*[.A$47]+[.$C40]*[.A$48]+[.$D40]*[.A$49]" office:value-type="float" office:value="6.82255801044551" calcext:value-type="float">
            <text:p>6.82255801044551</text:p>
          </table:table-cell>
          <table:table-cell table:number-columns-repeated="5"/>
        </table:table-row>
        <table:table-row table:style-name="ro1">
          <table:table-cell table:formula="of:=[.$A41]*[.A$46]+[.$B41]*[.A$47]+[.$C41]*[.A$48]+[.$D41]*[.A$49]" office:value-type="float" office:value="0.138699448271346" calcext:value-type="float">
            <text:p>0.13869944827134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moid(I W1 + b1) W2 + b2</text:p>
          </table:table-cell>
          <table:table-cell table:number-columns-repeated="5"/>
        </table:table-row>
        <table:table-row table:style-name="ro1">
          <table:table-cell table:formula="of:=[.A52]+[.A$15]" office:value-type="float" office:value="-4.44559475731499" calcext:value-type="float">
            <text:p>-4.44559475731499</text:p>
          </table:table-cell>
          <table:table-cell table:number-columns-repeated="5"/>
        </table:table-row>
        <table:table-row table:style-name="ro1">
          <table:table-cell table:formula="of:=[.A53]+[.A$15]" office:value-type="float" office:value="3.08382707024477" calcext:value-type="float">
            <text:p>3.08382707024477</text:p>
          </table:table-cell>
          <table:table-cell table:number-columns-repeated="5"/>
        </table:table-row>
        <table:table-row table:style-name="ro1">
          <table:table-cell table:formula="of:=[.A54]+[.A$15]" office:value-type="float" office:value="4.18255801044551" calcext:value-type="float">
            <text:p>4.18255801044551</text:p>
          </table:table-cell>
          <table:table-cell table:number-columns-repeated="5"/>
        </table:table-row>
        <table:table-row table:style-name="ro1">
          <table:table-cell table:formula="of:=[.A55]+[.A$15]" office:value-type="float" office:value="-2.50130055172865" calcext:value-type="float">
            <text:p>-2.5013005517286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moid(Sigmoid(I W1 + b1) W2 + b2)</text:p>
          </table:table-cell>
          <table:table-cell table:number-columns-repeated="5"/>
        </table:table-row>
        <table:table-row table:style-name="ro1">
          <table:table-cell table:formula="of:=1/(1+EXP(-[.A58]))" office:value-type="float" office:value="0.0115941267926816" calcext:value-type="float">
            <text:p>0.0115941267926816</text:p>
          </table:table-cell>
          <table:table-cell table:number-columns-repeated="5"/>
        </table:table-row>
        <table:table-row table:style-name="ro1">
          <table:table-cell table:formula="of:=1/(1+EXP(-[.A59]))" office:value-type="float" office:value="0.956220676097544" calcext:value-type="float">
            <text:p>0.956220676097544</text:p>
          </table:table-cell>
          <table:table-cell table:number-columns-repeated="5"/>
        </table:table-row>
        <table:table-row table:style-name="ro1">
          <table:table-cell table:formula="of:=1/(1+EXP(-[.A60]))" office:value-type="float" office:value="0.984969926428704" calcext:value-type="float">
            <text:p>0.984969926428704</text:p>
          </table:table-cell>
          <table:table-cell table:number-columns-repeated="5"/>
        </table:table-row>
        <table:table-row table:style-name="ro1">
          <table:table-cell table:formula="of:=1/(1+EXP(-[.A61]))" office:value-type="float" office:value="0.075767056789599" calcext:value-type="float">
            <text:p>0.075767056789599</text:p>
          </table:table-cell>
          <table:table-cell table:number-columns-repeated="5"/>
        </table:table-row>
      </table:table>
      <table:table table:name="Alternat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yer 1: d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s (kernel):</text:p>
          </table:table-cell>
          <table:table-cell table:number-columns-repeated="2"/>
          <table:table-cell office:value-type="string" calcext:value-type="string">
            <text:p>W1</text:p>
          </table:table-cell>
          <table:table-cell office:value-type="string" calcext:value-type="string">
            <text:p>(2x4)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-5.46" calcext:value-type="float">
            <text:p>-5.46</text:p>
          </table:table-cell>
          <table:table-cell office:value-type="float" office:value="-8.08" calcext:value-type="float">
            <text:p>-8.08</text:p>
          </table:table-cell>
          <table:table-cell table:number-columns-repeated="2"/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-6.09" calcext:value-type="float">
            <text:p>-6.09</text:p>
          </table:table-cell>
          <table:table-cell office:value-type="float" office:value="6.87" calcext:value-type="float">
            <text:p>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s: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(1x4)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1.91" calcext:value-type="float">
            <text:p>1.91</text:p>
          </table:table-cell>
          <table:table-cell office:value-type="float" office:value="-3.32" calcext:value-type="float">
            <text:p>-3.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yer 2: dens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s (kernel):</text:p>
          </table:table-cell>
          <table:table-cell table:number-columns-repeated="2"/>
          <table:table-cell office:value-type="string" calcext:value-type="string">
            <text:p>W2</text:p>
          </table:table-cell>
          <table:table-cell office:value-type="string" calcext:value-type="string">
            <text:p>(4x1)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float" office:value="-2.72" calcext:value-type="float">
            <text:p>-2.72</text:p>
          </table:table-cell>
          <table:table-cell table:number-columns-repeated="4"/>
        </table:table-row>
        <table:table-row table:style-name="ro1">
          <table:table-cell office:value-type="float" office:value="5.93" calcext:value-type="float">
            <text:p>5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as: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(1x1)</text:p>
          </table:table-cell>
        </table:table-row>
        <table:table-row table:style-name="ro1">
          <table:table-cell office:value-type="float" office:value="-2.64" calcext:value-type="float">
            <text:p>-2.6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(4x2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 W1</text:p>
          </table:table-cell>
          <table:table-cell table:number-columns-repeated="4"/>
        </table:table-row>
        <table:table-row table:style-name="ro1">
          <table:table-cell table:formula="of:=[.$A18]*[.A$3]+[.$B18]*[.A$4]" office:value-type="float" office:value="0" calcext:value-type="float">
            <text:p>0</text:p>
          </table:table-cell>
          <table:table-cell table:formula="of:=[.$A18]*[.B$3]+[.$B18]*[.B$4]" office:value-type="float" office:value="-0" calcext:value-type="float">
            <text:p>0</text:p>
          </table:table-cell>
          <table:table-cell table:formula="of:=[.$A18]*[.C$3]+[.$B18]*[.C$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$A19]*[.A$3]+[.$B19]*[.A$4]" office:value-type="float" office:value="-6.95" calcext:value-type="float">
            <text:p>-6.95</text:p>
          </table:table-cell>
          <table:table-cell table:formula="of:=[.$A19]*[.B$3]+[.$B19]*[.B$4]" office:value-type="float" office:value="-6.09" calcext:value-type="float">
            <text:p>-6.09</text:p>
          </table:table-cell>
          <table:table-cell table:formula="of:=[.$A19]*[.C$3]+[.$B19]*[.C$4]" office:value-type="float" office:value="6.87" calcext:value-type="float">
            <text:p>6.87</text:p>
          </table:table-cell>
          <table:table-cell table:number-columns-repeated="2"/>
        </table:table-row>
        <table:table-row table:style-name="ro1">
          <table:table-cell table:formula="of:=[.$A20]*[.A$3]+[.$B20]*[.A$4]" office:value-type="float" office:value="5.41" calcext:value-type="float">
            <text:p>5.41</text:p>
          </table:table-cell>
          <table:table-cell table:formula="of:=[.$A20]*[.B$3]+[.$B20]*[.B$4]" office:value-type="float" office:value="-5.46" calcext:value-type="float">
            <text:p>-5.46</text:p>
          </table:table-cell>
          <table:table-cell table:formula="of:=[.$A20]*[.C$3]+[.$B20]*[.C$4]" office:value-type="float" office:value="-8.08" calcext:value-type="float">
            <text:p>-8.08</text:p>
          </table:table-cell>
          <table:table-cell table:number-columns-repeated="2"/>
        </table:table-row>
        <table:table-row table:style-name="ro1">
          <table:table-cell table:formula="of:=[.$A21]*[.A$3]+[.$B21]*[.A$4]" office:value-type="float" office:value="-1.54" calcext:value-type="float">
            <text:p>-1.54</text:p>
          </table:table-cell>
          <table:table-cell table:formula="of:=[.$A21]*[.B$3]+[.$B21]*[.B$4]" office:value-type="float" office:value="-11.55" calcext:value-type="float">
            <text:p>-11.55</text:p>
          </table:table-cell>
          <table:table-cell table:formula="of:=[.$A21]*[.C$3]+[.$B21]*[.C$4]"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 W1 + b1</text:p>
          </table:table-cell>
          <table:table-cell table:number-columns-repeated="4"/>
        </table:table-row>
        <table:table-row table:style-name="ro1">
          <table:table-cell table:formula="of:=[.A25]+[.A$6]" office:value-type="float" office:value="-3.1" calcext:value-type="float">
            <text:p>-3.1</text:p>
          </table:table-cell>
          <table:table-cell table:formula="of:=[.B25]+[.B$6]" office:value-type="float" office:value="1.91" calcext:value-type="float">
            <text:p>1.91</text:p>
          </table:table-cell>
          <table:table-cell table:formula="of:=[.C25]+[.C$6]" office:value-type="float" office:value="-3.32" calcext:value-type="float">
            <text:p>-3.32</text:p>
          </table:table-cell>
          <table:table-cell table:number-columns-repeated="2"/>
        </table:table-row>
        <table:table-row table:style-name="ro1">
          <table:table-cell table:formula="of:=[.A26]+[.A$6]" office:value-type="float" office:value="-10.05" calcext:value-type="float">
            <text:p>-10.05</text:p>
          </table:table-cell>
          <table:table-cell table:formula="of:=[.B26]+[.B$6]" office:value-type="float" office:value="-4.18" calcext:value-type="float">
            <text:p>-4.18</text:p>
          </table:table-cell>
          <table:table-cell table:formula="of:=[.C26]+[.C$6]" office:value-type="float" office:value="3.55" calcext:value-type="float">
            <text:p>3.55</text:p>
          </table:table-cell>
          <table:table-cell table:number-columns-repeated="2"/>
        </table:table-row>
        <table:table-row table:style-name="ro1">
          <table:table-cell table:formula="of:=[.A27]+[.A$6]" office:value-type="float" office:value="2.31" calcext:value-type="float">
            <text:p>2.31</text:p>
          </table:table-cell>
          <table:table-cell table:formula="of:=[.B27]+[.B$6]" office:value-type="float" office:value="-3.55" calcext:value-type="float">
            <text:p>-3.55</text:p>
          </table:table-cell>
          <table:table-cell table:formula="of:=[.C27]+[.C$6]" office:value-type="float" office:value="-11.4" calcext:value-type="float">
            <text:p>-11.4</text:p>
          </table:table-cell>
          <table:table-cell table:number-columns-repeated="2"/>
        </table:table-row>
        <table:table-row table:style-name="ro1">
          <table:table-cell table:formula="of:=[.A28]+[.A$6]" office:value-type="float" office:value="-4.64" calcext:value-type="float">
            <text:p>-4.64</text:p>
          </table:table-cell>
          <table:table-cell table:formula="of:=[.B28]+[.B$6]" office:value-type="float" office:value="-9.64" calcext:value-type="float">
            <text:p>-9.64</text:p>
          </table:table-cell>
          <table:table-cell table:formula="of:=[.C28]+[.C$6]" office:value-type="float" office:value="-4.53" calcext:value-type="float">
            <text:p>-4.5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gmoid(I W1 + b1)</text:p>
          </table:table-cell>
          <table:table-cell table:number-columns-repeated="4"/>
        </table:table-row>
        <table:table-row table:style-name="ro1">
          <table:table-cell table:formula="of:=1/(1+EXP(-[.A31]))" office:value-type="float" office:value="0.0431072549410861" calcext:value-type="float">
            <text:p>0.0431072549410861</text:p>
          </table:table-cell>
          <table:table-cell table:formula="of:=1/(1+EXP(-[.B31]))" office:value-type="float" office:value="0.871019147853764" calcext:value-type="float">
            <text:p>0.871019147853764</text:p>
          </table:table-cell>
          <table:table-cell table:formula="of:=1/(1+EXP(-[.C31]))" office:value-type="float" office:value="0.0348914085317368" calcext:value-type="float">
            <text:p>0.0348914085317368</text:p>
          </table:table-cell>
          <table:table-cell table:number-columns-repeated="2"/>
        </table:table-row>
        <table:table-row table:style-name="ro1">
          <table:table-cell table:formula="of:=1/(1+EXP(-[.A32]))" office:value-type="float" office:value="0.0000431838841319577" calcext:value-type="float">
            <text:p>4.31838841319577E-05</text:p>
          </table:table-cell>
          <table:table-cell table:formula="of:=1/(1+EXP(-[.B32]))" office:value-type="float" office:value="0.0150679898105928" calcext:value-type="float">
            <text:p>0.0150679898105928</text:p>
          </table:table-cell>
          <table:table-cell table:formula="of:=1/(1+EXP(-[.C32]))" office:value-type="float" office:value="0.972077426215927" calcext:value-type="float">
            <text:p>0.972077426215927</text:p>
          </table:table-cell>
          <table:table-cell table:number-columns-repeated="2"/>
        </table:table-row>
        <table:table-row table:style-name="ro1">
          <table:table-cell table:formula="of:=1/(1+EXP(-[.A33]))" office:value-type="float" office:value="0.90970185529708" calcext:value-type="float">
            <text:p>0.90970185529708</text:p>
          </table:table-cell>
          <table:table-cell table:formula="of:=1/(1+EXP(-[.B33]))" office:value-type="float" office:value="0.027922573784073" calcext:value-type="float">
            <text:p>0.027922573784073</text:p>
          </table:table-cell>
          <table:table-cell table:formula="of:=1/(1+EXP(-[.C33]))" office:value-type="float" office:value="0.0000111953595051133" calcext:value-type="float">
            <text:p>1.11953595051133E-05</text:p>
          </table:table-cell>
          <table:table-cell table:number-columns-repeated="2"/>
        </table:table-row>
        <table:table-row table:style-name="ro1">
          <table:table-cell table:formula="of:=1/(1+EXP(-[.A34]))" office:value-type="float" office:value="0.00956531867209167" calcext:value-type="float">
            <text:p>0.00956531867209167</text:p>
          </table:table-cell>
          <table:table-cell table:formula="of:=1/(1+EXP(-[.B34]))" office:value-type="float" office:value="0.0000650688205206229" calcext:value-type="float">
            <text:p>6.50688205206229E-05</text:p>
          </table:table-cell>
          <table:table-cell table:formula="of:=1/(1+EXP(-[.C34]))" office:value-type="float" office:value="0.01066569269471" calcext:value-type="float">
            <text:p>0.01066569269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text:span text:style-name="T1">B</text:span></text:p>
          </table:table-cell>
          <table:table-cell office:value-type="string" calcext:value-type="string">
            <text:p><text:span text:style-name="T1">A</text:span> <text:span text:style-name="T1">B</text:span></text:p>
          </table:table-cell>
          <table:table-cell office:value-type="string" calcext:value-type="string">
            <text:p><text:span text:style-name="T1">A</text:span> B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4"/>
        </table:table-row>
        <table:table-row table:style-name="ro1">
          <table:table-cell table:formula="of:=[.A10]" office:value-type="float" office:value="4.76" calcext:value-type="float">
            <text:p>4.76</text:p>
          </table:table-cell>
          <table:table-cell office:value-type="string" calcext:value-type="string">
            <text:p>A <text:span text:style-name="T1">B</text:span></text:p>
          </table:table-cell>
          <table:table-cell table:number-columns-repeated="3"/>
        </table:table-row>
        <table:table-row table:style-name="ro1">
          <table:table-cell table:formula="of:=[.A11]" office:value-type="float" office:value="-2.72" calcext:value-type="float">
            <text:p>-2.72</text:p>
          </table:table-cell>
          <table:table-cell office:value-type="string" calcext:value-type="string">
            <text:p><text:span text:style-name="T1">A</text:span> <text:span text:style-name="T1">B</text:span></text:p>
          </table:table-cell>
          <table:table-cell table:number-columns-repeated="3"/>
        </table:table-row>
        <table:table-row table:style-name="ro1">
          <table:table-cell table:formula="of:=[.A12]" office:value-type="float" office:value="5.93" calcext:value-type="float">
            <text:p>5.93</text:p>
          </table:table-cell>
          <table:table-cell office:value-type="string" calcext:value-type="string">
            <text:p><text:span text:style-name="T1">A</text:span> B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gmoid(I W1 + b1) W2</text:p>
          </table:table-cell>
          <table:table-cell table:number-columns-repeated="4"/>
        </table:table-row>
        <table:table-row table:style-name="ro1">
          <table:table-cell table:formula="of:=[.$A37]*[.A$45]+[.$B37]*[.A$46]+[.$C37]*[.A$47]" office:value-type="float" office:value="-1.95707549604947" calcext:value-type="float">
            <text:p>-1.95707549604947</text:p>
          </table:table-cell>
          <table:table-cell table:number-columns-repeated="4"/>
        </table:table-row>
        <table:table-row table:style-name="ro1">
          <table:table-cell table:formula="of:=[.$A38]*[.A$45]+[.$B38]*[.A$46]+[.$C38]*[.A$47]" office:value-type="float" office:value="5.7236397604641" calcext:value-type="float">
            <text:p>5.7236397604641</text:p>
          </table:table-cell>
          <table:table-cell table:number-columns-repeated="4"/>
        </table:table-row>
        <table:table-row table:style-name="ro1">
          <table:table-cell table:formula="of:=[.$A39]*[.A$45]+[.$B39]*[.A$46]+[.$C39]*[.A$47]" office:value-type="float" office:value="4.25429781900329" calcext:value-type="float">
            <text:p>4.25429781900329</text:p>
          </table:table-cell>
          <table:table-cell table:number-columns-repeated="4"/>
        </table:table-row>
        <table:table-row table:style-name="ro1">
          <table:table-cell table:formula="of:=[.$A40]*[.A$45]+[.$B40]*[.A$46]+[.$C40]*[.A$47]" office:value-type="float" office:value="0.108601487366971" calcext:value-type="float">
            <text:p>0.10860148736697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gmoid(I W1 + b1) W2 + b2</text:p>
          </table:table-cell>
          <table:table-cell table:number-columns-repeated="4"/>
        </table:table-row>
        <table:table-row table:style-name="ro1">
          <table:table-cell table:formula="of:=[.A50]+[.A$14]" office:value-type="float" office:value="-4.59707549604947" calcext:value-type="float">
            <text:p>-4.59707549604947</text:p>
          </table:table-cell>
          <table:table-cell table:number-columns-repeated="4"/>
        </table:table-row>
        <table:table-row table:style-name="ro1">
          <table:table-cell table:formula="of:=[.A51]+[.A$14]" office:value-type="float" office:value="3.0836397604641" calcext:value-type="float">
            <text:p>3.0836397604641</text:p>
          </table:table-cell>
          <table:table-cell table:number-columns-repeated="4"/>
        </table:table-row>
        <table:table-row table:style-name="ro1">
          <table:table-cell table:formula="of:=[.A52]+[.A$14]" office:value-type="float" office:value="1.61429781900329" calcext:value-type="float">
            <text:p>1.61429781900329</text:p>
          </table:table-cell>
          <table:table-cell table:number-columns-repeated="4"/>
        </table:table-row>
        <table:table-row table:style-name="ro1">
          <table:table-cell table:formula="of:=[.A53]+[.A$14]" office:value-type="float" office:value="-2.53139851263303" calcext:value-type="float">
            <text:p>-2.5313985126330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gmoid(Sigmoid(I W1 + b1) W2 + b2)</text:p>
          </table:table-cell>
          <table:table-cell table:number-columns-repeated="4"/>
        </table:table-row>
        <table:table-row table:style-name="ro1">
          <table:table-cell table:formula="of:=1/(1+EXP(-[.A56]))" office:value-type="float" office:value="0.00998065764673647" calcext:value-type="float">
            <text:p>0.00998065764673647</text:p>
          </table:table-cell>
          <table:table-cell table:number-columns-repeated="4"/>
        </table:table-row>
        <table:table-row table:style-name="ro1">
          <table:table-cell table:formula="of:=1/(1+EXP(-[.A57]))" office:value-type="float" office:value="0.956212834135272" calcext:value-type="float">
            <text:p>0.956212834135272</text:p>
          </table:table-cell>
          <table:table-cell table:number-columns-repeated="4"/>
        </table:table-row>
        <table:table-row table:style-name="ro1">
          <table:table-cell table:formula="of:=1/(1+EXP(-[.A58]))" office:value-type="float" office:value="0.834007227343149" calcext:value-type="float">
            <text:p>0.834007227343149</text:p>
          </table:table-cell>
          <table:table-cell table:number-columns-repeated="4"/>
        </table:table-row>
        <table:table-row table:style-name="ro1">
          <table:table-cell table:formula="of:=1/(1+EXP(-[.A59]))" office:value-type="float" office:value="0.0736861321137615" calcext:value-type="float">
            <text:p>0.07368613211376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3:58:21.320891300</meta:creation-date>
    <dc:date>2025-10-20T14:44:04.460366100</dc:date>
    <meta:editing-duration>PT57S</meta:editing-duration>
    <meta:editing-cycles>1</meta:editing-cycles>
    <meta:document-statistic meta:table-count="2" meta:cell-count="228" meta:object-count="0"/>
    <meta:generator>LibreOffice/25.2.5.2$Windows_X86_64 LibreOffice_project/03d19516eb2e1dd5d4ccd751a0d6f35f35e08022</meta:generator>
  </office:meta>
</office:document-meta>
</file>